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a999" officeooo:paragraph-rsid="0019a999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a999" officeooo:paragraph-rsid="0019a99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9a999" officeooo:paragraph-rsid="001ca32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9a999" officeooo:paragraph-rsid="001ddbe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9a999" officeooo:paragraph-rsid="00213f9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aff11" officeooo:paragraph-rsid="001aff1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987a" officeooo:paragraph-rsid="001e987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ca32f" officeooo:paragraph-rsid="001ca32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dbe1" officeooo:paragraph-rsid="00213f9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13f91" officeooo:paragraph-rsid="00213f9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13f91" officeooo:paragraph-rsid="00213f91" fo:background-color="#5983b0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26fe29" officeooo:paragraph-rsid="0026fe29" style:font-weight-asian="bold" style:font-weight-complex="bold"/>
    </style:style>
    <style:style style:name="P13" style:family="paragraph" style:parent-style-name="Standard">
      <style:text-properties fo:color="#2a6099" loext:opacity="100%" fo:font-style="italic" style:text-underline-style="solid" style:text-underline-width="auto" style:text-underline-color="font-color" fo:font-weight="bold" officeooo:rsid="00213f91" officeooo:paragraph-rsid="00213f91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style:text-underline-style="none" fo:font-weight="bold" officeooo:rsid="0026fe29" officeooo:paragraph-rsid="0026fe29" fo:background-color="#ff8000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284533" officeooo:paragraph-rsid="00284533" fo:background-color="#ffbf00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a32f" style:font-weight-asian="bold" style:font-weight-complex="bold"/>
    </style:style>
    <style:style style:name="T3" style:family="text">
      <style:text-properties fo:font-weight="bold" officeooo:rsid="001ddbe1" style:font-weight-asian="bold" style:font-weight-complex="bold"/>
    </style:style>
    <style:style style:name="T4" style:family="text">
      <style:text-properties fo:font-weight="bold" officeooo:rsid="00213f91" style:font-weight-asian="bold" style:font-weight-complex="bold"/>
    </style:style>
    <style:style style:name="T5" style:family="text">
      <style:text-properties officeooo:rsid="001aff11"/>
    </style:style>
    <style:style style:name="T6" style:family="text">
      <style:text-properties style:text-underline-style="solid" style:text-underline-width="auto" style:text-underline-color="font-color" fo:font-weight="bold" officeooo:rsid="001aff11" style:font-weight-asian="bold" style:font-weight-complex="bold"/>
    </style:style>
    <style:style style:name="T7" style:family="text">
      <style:text-properties officeooo:rsid="001ca32f"/>
    </style:style>
    <style:style style:name="T8" style:family="text">
      <style:text-properties officeooo:rsid="001ddbe1"/>
    </style:style>
    <style:style style:name="T9" style:family="text">
      <style:text-properties fo:color="#000000" loext:opacity="100%" fo:background-color="#ffff00" loext:char-shading-value="0"/>
    </style:style>
    <style:style style:name="T10" style:family="text">
      <style:text-properties fo:color="#000000" loext:opacity="100%"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11" style:family="text">
      <style:text-properties officeooo:rsid="00213f91"/>
    </style:style>
    <style:style style:name="T12" style:family="text">
      <style:text-properties fo:color="#2a6099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color="#2a6099" loext:opacity="100%" fo:font-style="italic" style:text-underline-style="solid" style:text-underline-width="auto" style:text-underline-color="font-color" fo:font-weight="bold" officeooo:rsid="00213f91" style:font-style-asian="italic" style:font-weight-asian="bold" style:font-style-complex="italic" style:font-weight-complex="bold"/>
    </style:style>
    <style:style style:name="T14" style:family="text">
      <style:text-properties fo:color="#ff0000" loext:opacity="100%"/>
    </style:style>
    <style:style style:name="T15" style:family="text">
      <style:text-properties fo:background-color="#5983b0" loext:char-shading-value="0"/>
    </style:style>
    <style:style style:name="T16" style:family="text">
      <style:text-properties fo:background-color="#5983b0" loext:char-shading-value="0"/>
    </style:style>
    <style:style style:name="T17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l proyecto</text:p>
      <text:p text:style-name="P2"/>
      <text:p text:style-name="P2">1) Desarrollado en Python 3.11.3 (main, Apr 11 2023, 18:35:49) [GCC 11.3.0] on linux</text:p>
      <text:p text:style-name="P2">2) <text:span text:style-name="T12">Librerias </text:span><text:span text:style-name="T13">que debemos instalar</text:span><text:span text:style-name="T12">:</text:span></text:p>
      <text:p text:style-name="P5"><text:tab/></text:p>
      <text:p text:style-name="P5"><text:span text:style-name="T1"><text:tab/>SpeechRecognition</text:span>: pip install SpeechRecognition en consola de Ide</text:p>
      <text:p text:style-name="P2"><text:tab/><text:span text:style-name="T1">Pyttsx3</text:span>: pip install pyttsx3</text:p>
      <text:p text:style-name="P2"><text:tab/><text:span text:style-name="T1">PyAudio</text:span>: pip install Pyaudio ó instalar desde <text:a xlink:type="simple" xlink:href="https://pypi.org/project/PyAudio/" text:style-name="Internet_20_link" text:visited-style-name="Visited_20_Internet_20_Link">https://pypi.org/project/PyAudio/</text:a></text:p>
      <text:p text:style-name="P4"><text:tab/><text:span text:style-name="T6">Pywhatkit</text:span><text:span text:style-name="T5">: pip install pywhatkit</text:span></text:p>
      <text:p text:style-name="P4"><text:tab/><text:span text:style-name="T3">Wikipedia</text:span><text:span text:style-name="T8">: pip install wikipedia</text:span></text:p>
      <text:p text:style-name="P4"><text:tab/><text:span text:style-name="T3">Datetime</text:span><text:span text:style-name="T8">: pip install datetime</text:span></text:p>
      <text:p text:style-name="P4"><text:tab/><text:span text:style-name="T3">Keyboard</text:span><text:span text:style-name="T8">: pip install keyboard</text:span></text:p>
      <text:p text:style-name="P5"><text:tab/><text:span text:style-name="T3">Pygame</text:span><text:span text:style-name="T8">: pip install pygame </text:span></text:p>
      <text:p text:style-name="P9"><text:tab/></text:p>
      <text:p text:style-name="P13">Librerias que debemos importar:</text:p>
      <text:p text:style-name="P9"><text:tab/></text:p>
      <text:p text:style-name="P5"><text:span text:style-name="T4"><text:tab/>subprocess</text:span><text:span text:style-name="T11">: ya esta incluida en python, solo debemos importarla con la sentencia “import <text:tab/>subprocess”.</text:span></text:p>
      <text:p text:style-name="P5"><text:tab/><text:span text:style-name="T4">Os: </text:span><text:span text:style-name="T11">nos ayuda a crear, leer, manejar archivos en python.</text:span></text:p>
      <text:p text:style-name="P4"><text:tab/><text:tab/></text:p>
      <text:p text:style-name="P2"/>
      <text:p text:style-name="P6">3) <text:span text:style-name="T7">Crear entorno virtual:</text:span></text:p>
      <text:p text:style-name="P6"><text:tab/><text:span text:style-name="T2">Instalar virtualenv</text:span><text:span text:style-name="T7">: pip install virtualenv</text:span></text:p>
      <text:p text:style-name="P6"><text:tab/><text:span text:style-name="T2">Para crearlo</text:span><text:span text:style-name="T7">: virtualenv env, en el directorio donde queremos crear el entorno virtual</text:span></text:p>
      <text:p text:style-name="P6"><text:tab/><text:span text:style-name="T2">Para activarlo</text:span><text:span text:style-name="T7">: source env/bin/activate</text:span></text:p>
      <text:p text:style-name="P6"><text:tab/><text:span text:style-name="T2">Para instalar librerias: </text:span><text:span text:style-name="T7">pip install librería ó pip3 install librería</text:span></text:p>
      <text:p text:style-name="P6"><text:tab/><text:span text:style-name="T2">Para desactivarlo</text:span><text:span text:style-name="T7">: deactivate</text:span></text:p>
      <text:p text:style-name="P7"><text:tab/></text:p>
      <text:p text:style-name="P7"><text:tab/><text:span text:style-name="T10">ACLARACION IMPORTANTE:</text:span><text:span text:style-name="T9"> para que tome las librerias, tambien debemos instalarlas por consola de linux, con la misma sentencia pip</text:span>.</text:p>
      <text:p text:style-name="P2"><text:tab/></text:p>
      <text:p text:style-name="P8">4) Una vez dentro del entorno virtual, ejecutamos el proyecto con: python3 nombrearchivo.py</text:p>
      <text:p text:style-name="P10">Si queremos ejecutarlo como usuario root, debemos colocar “su” en consola, la contraseña del usuario y luego los pasos anteriores.</text:p>
      <text:p text:style-name="P11"/>
      <text:p text:style-name="P15">*** IMPORTANTE ****</text:p>
      <text:p text:style-name="P14">PARA EJECUTAR EL PROYECTO, HACEMOS LO SIGUIENTE:</text:p>
      <text:p text:style-name="P14">ESCRIBIMOS EN CONSOLA:<text:tab/></text:p>
      <text:p text:style-name="P12"><text:tab/><text:span text:style-name="T14">sudo su</text:span></text:p>
      <text:p text:style-name="P12"><text:s text:c="2"/><text:tab/>(ingresamos la contraseña)</text:p>
      <text:p text:style-name="P12"><text:tab/></text:p>
      <text:p text:style-name="P12"><text:span text:style-name="T14"><text:tab/>source env/bin/activate</text:span></text:p>
      <text:p text:style-name="P12"><text:tab/><text:tab/></text:p>
      <text:p text:style-name="P12"><text:span text:style-name="T14"><text:tab/>python3 comandosVoz.py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6:54.267006808</meta:creation-date>
    <dc:date>2023-06-07T16:24:51.775267403</dc:date>
    <meta:editing-duration>PT1H57M4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8" meta:word-count="203" meta:character-count="1490" meta:non-whitespace-character-count="1282"/>
  </office:meta>
</office:document-meta>
</file>